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style="italic" fo:font-weight="bold" officeooo:rsid="000ebe00" officeooo:paragraph-rsid="000ebe00" style:font-size-asian="12.25pt" style:font-style-asian="italic" style:font-weight-asian="bold" style:font-size-complex="14pt" style:font-style-complex="italic" style:font-weight-complex="bold"/>
    </style:style>
    <style:style style:name="P2" style:family="paragraph" style:parent-style-name="Standard">
      <style:paragraph-properties fo:text-align="start" style:justify-single-word="false"/>
      <style:text-properties fo:font-size="11pt" fo:font-style="normal" fo:font-weight="normal" officeooo:rsid="000ebe00" officeooo:paragraph-rsid="000ebe00" style:font-size-asian="9.60000038146973pt" style:font-style-asian="normal" style:font-weight-asian="normal" style:font-size-complex="11pt" style:font-style-complex="normal" style:font-weight-complex="normal"/>
    </style:style>
    <style:style style:name="P3" style:family="paragraph" style:parent-style-name="Standard">
      <style:paragraph-properties fo:text-align="start" style:justify-single-word="false"/>
      <style:text-properties fo:font-size="11pt" fo:font-style="normal" fo:font-weight="normal" officeooo:rsid="000fe6c1" officeooo:paragraph-rsid="000fe6c1" style:font-size-asian="9.60000038146973pt" style:font-style-asian="normal" style:font-weight-asian="normal" style:font-size-complex="11pt" style:font-style-complex="normal" style:font-weight-complex="normal"/>
    </style:style>
    <style:style style:name="P4" style:family="paragraph" style:parent-style-name="Standard">
      <style:paragraph-properties fo:text-align="start" style:justify-single-word="false"/>
      <style:text-properties fo:font-size="11pt" fo:font-style="normal" fo:font-weight="normal" officeooo:rsid="000fe6c1" officeooo:paragraph-rsid="0010db7d" style:font-size-asian="9.60000038146973pt" style:font-style-asian="normal" style:font-weight-asian="normal" style:font-size-complex="11pt" style:font-style-complex="normal" style:font-weight-complex="normal"/>
    </style:style>
    <style:style style:name="P5" style:family="paragraph" style:parent-style-name="Standard">
      <style:paragraph-properties fo:text-align="start" style:justify-single-word="false"/>
      <style:text-properties fo:font-size="11pt" fo:font-style="normal" fo:font-weight="normal" officeooo:rsid="00112c43" officeooo:paragraph-rsid="00112c43" style:font-size-asian="9.60000038146973pt" style:font-style-asian="normal" style:font-weight-asian="normal" style:font-size-complex="11pt" style:font-style-complex="normal" style:font-weight-complex="normal"/>
    </style:style>
    <style:style style:name="P6" style:family="paragraph" style:parent-style-name="Standard">
      <style:paragraph-properties fo:text-align="start" style:justify-single-word="false"/>
      <style:text-properties fo:font-size="11pt" fo:font-style="normal" fo:font-weight="normal" officeooo:rsid="00112c43" officeooo:paragraph-rsid="0011cb66" style:font-size-asian="9.60000038146973pt" style:font-style-asian="normal" style:font-weight-asian="normal" style:font-size-complex="11pt" style:font-style-complex="normal" style:font-weight-complex="normal"/>
    </style:style>
    <style:style style:name="P7" style:family="paragraph" style:parent-style-name="Standard">
      <style:paragraph-properties fo:text-align="start" style:justify-single-word="false"/>
      <style:text-properties fo:font-size="11pt" fo:font-style="normal" fo:font-weight="normal" officeooo:rsid="0010db7d" officeooo:paragraph-rsid="0010db7d" style:font-size-asian="9.60000038146973pt" style:font-style-asian="normal" style:font-weight-asian="normal" style:font-size-complex="11pt" style:font-style-complex="normal" style:font-weight-complex="normal"/>
    </style:style>
    <style:style style:name="P8" style:family="paragraph" style:parent-style-name="Standard">
      <style:paragraph-properties fo:text-align="start" style:justify-single-word="false"/>
      <style:text-properties fo:font-size="11pt" fo:font-style="normal" fo:font-weight="normal" officeooo:rsid="000fe6c1" officeooo:paragraph-rsid="0010db7d" style:font-size-asian="9.60000038146973pt" style:font-style-asian="normal" style:font-weight-asian="normal" style:font-size-complex="11pt" style:font-style-complex="normal" style:font-weight-complex="normal"/>
    </style:style>
    <style:style style:name="T1" style:family="text">
      <style:text-properties officeooo:rsid="000f7d43"/>
    </style:style>
    <style:style style:name="T2" style:family="text">
      <style:text-properties officeooo:rsid="000fe6c1"/>
    </style:style>
    <style:style style:name="T3" style:family="text">
      <style:text-properties officeooo:rsid="0010db7d"/>
    </style:style>
    <style:style style:name="T4" style:family="text">
      <style:text-properties officeooo:rsid="00118494"/>
    </style:style>
    <style:style style:name="T5" style:family="text">
      <style:text-properties officeooo:rsid="0011cb66"/>
    </style:style>
    <style:style style:name="T6" style:family="text">
      <style:text-properties officeooo:rsid="00127bd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munications</text:p>
      <text:p text:style-name="P1"/>
      <text:p text:style-name="P2">Il y a énormément de chose à dire <text:span text:style-name="T1">avec</text:span> la communication <text:span text:style-name="T1">sur Overwatch en plus d’être très importante, j’en ferai un sujet complet pour une autre fois, </text:span>mais <text:span text:style-name="T1">pour l’instant</text:span> je <text:span text:style-name="T1">vais faire</text:span> un résumer des choses importante<text:span text:style-name="T2">s</text:span> à communiquer quand vous jouez Ana.</text:p>
      <text:p text:style-name="P2"/>
      <text:p text:style-name="P2">- <text:span text:style-name="T2">Lorsque vous jouez avec Ana vous devez impérativement informer votre équipe si vous avez besoins d’aide, dire qui vous agresse si il est seul ou avec un autre de ces coéquipier.</text:span></text:p>
      <text:p text:style-name="P2">- <text:span text:style-name="T2">Informer votre équipe si vous avez réussie à endormir un ennemie (peut importe si vous pouvez le tuer) mais aussi qui est anti-heal (en particulier si il n’est pas trop visible par vos autres coéquipiers, ou si c’est une cible prioritaire comme Reinhardt par exemple).</text:span></text:p>
      <text:p text:style-name="P3">Ces informations sont importante pour crée un focus cher vos coéquipiers car vous êtes la personnes qui ne doit pas mourir pour vos alliés, <text:span text:style-name="T3">de plus si vous placez un bon sleep sur une bonne personne cela créera un regroupement autour de lui pour le tuer rapidement.</text:span></text:p>
      <text:p text:style-name="P3"/>
      <text:p text:style-name="P4">- <text:span text:style-name="T3">Lorsque vous avez votre ultime il faut que vous informiez vos coéquipiers, de plus il faut dire qui vous allez NanoBoost cela peut préparer votre allié à se positionner pour lancer sont propre ultime, ou simplement pour qu’il puissent suivre dans votre action.</text:span></text:p>
      <text:p text:style-name="P4"/>
      <text:p text:style-name="P7">- Annoncer qui vous soignez, en particulier ceux qui en ont vraiment besoins, ou par exemple lorsque votre Reinh<text:span text:style-name="T6">ardt</text:span> se déchaîne, annoncer lui que vous le soignez en priorité pour crée un sentiment de confiance a votre allié, n’oublier surtout pas de lui annoncer quand vous rechargez pour qu’ils <text:span text:style-name="T6">s</text:span>e mette à couvert.</text:p>
      <text:p text:style-name="P4"/>
      <text:p text:style-name="P6">Encore une fois donner des informations comme ceux citer au-dessus <text:span text:style-name="T5">va</text:span> crée une réaction cher vos coéquipiers, une plus grande confiance dans leurs actions ou un simple sentiment de soutient pour votre allié. </text:p>
      <text:p text:style-name="P5">Je ne vais pas m’étendre sur la communication mais je vais mettre quelque mot anglais intéressant avec Ana :</text:p>
      <text:p text:style-name="P5">- Je recharge : I reload</text:p>
      <text:p text:style-name="P5">- Je te soigne… : I heal you …</text:p>
      <text:p text:style-name="P5">- … est endormie : … is asleep</text:p>
      <text:p text:style-name="P5">- <text:span text:style-name="T4">je te Nanoboost … : I Nanoboost ...</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2T00:02:54.353000000</meta:creation-date>
    <dc:date>2017-01-29T21:51:01.324000000</dc:date>
    <meta:editing-duration>PT1H34M3S</meta:editing-duration>
    <meta:editing-cycles>4</meta:editing-cycles>
    <meta:generator>LibreOffice/5.1.5.2$Windows_x86 LibreOffice_project/7a864d8825610a8c07cfc3bc01dd4fce6a9447e5</meta:generator>
    <meta:document-statistic meta:table-count="0" meta:image-count="0" meta:object-count="0" meta:page-count="1" meta:paragraph-count="13" meta:word-count="351" meta:character-count="1997" meta:non-whitespace-character-count="1658"/>
  </office:meta>
</office:document-meta>
</file>